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2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Experiment No. 8</text:span></text:p>
      <text:p text:style-name="P1"><text:span text:style-name="T2"/></text:p>
      <text:p text:style-name="P2"><text:span text:style-name="T3">Name : Aliasghar Masood SY IT</text:span></text:p>
      <text:p text:style-name="P2"><text:span text:style-name="T3">Roll No : 33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5">PROGRAM:</text:span></text:p>
      <text:p text:style-name="P2"><text:span text:style-name="T6"/></text:p>
      <text:p text:style-name="P2"><text:span text:style-name="T6"/></text:p>
      <text:p text:style-name="P2"><text:span text:style-name="T7">#include &lt;stdio.h&gt;</text:span></text:p>
      <text:p text:style-name="P2"><text:span text:style-name="T7">#include &lt;stdlib.h&gt;</text:span></text:p>
      <text:p text:style-name="P2"><text:span text:style-name="T8"/></text:p>
      <text:p text:style-name="P2"><text:span text:style-name="T9">int smallest(const int arr[], int k, int n);</text:span></text:p>
      <text:p text:style-name="P2"><text:span text:style-name="T9">void selection_sort(int arr[], int n);</text:span></text:p>
      <text:p text:style-name="P2"><text:span text:style-name="T10"/></text:p>
      <text:p text:style-name="P2"><text:span text:style-name="T11">int main(int argc, char *argv[])</text:span></text:p>
      <text:p text:style-name="P2"><text:span text:style-name="T11">{</text:span></text:p>
      <text:p text:style-name="P2"><text:span text:style-name="T11"><text:s text:c="4"/>int *arr, n, i;</text:span></text:p>
      <text:p text:style-name="P2"><text:span text:style-name="T12"/></text:p>
      <text:p text:style-name="P2"><text:span text:style-name="T13"><text:s text:c="4"/>printf("\nEnter the number of elements in the array: ");</text:span></text:p>
      <text:p text:style-name="P2"><text:span text:style-name="T13"><text:s text:c="4"/>scanf("%d", &amp;n);</text:span></text:p>
      <text:p text:style-name="P2"><text:span text:style-name="T14"/></text:p>
      <text:p text:style-name="P2"><text:span text:style-name="T15"><text:s text:c="4"/>if (n &lt;= 0) {</text:span></text:p>
      <text:p text:style-name="P2"><text:span text:style-name="T15"><text:s text:c="8"/>printf("Invalid number of elements. Exiting...\n");</text:span></text:p>
      <text:p text:style-name="P2"><text:span text:style-name="T15"><text:s text:c="8"/>return 1; // Exit with an error code</text:span></text:p>
      <text:p text:style-name="P2"><text:span text:style-name="T15"><text:s text:c="4"/>}</text:span></text:p>
      <text:p text:style-name="P2"><text:span text:style-name="T16"/></text:p>
      <text:p text:style-name="P2"><text:span text:style-name="T17"><text:s text:c="4"/>// Dynamically allocate memory for the array</text:span></text:p>
      <text:p text:style-name="P2"><text:span text:style-name="T17"><text:s text:c="4"/>arr = (int *)malloc(n * sizeof(int));</text:span></text:p>
      <text:p text:style-name="P2"><text:span text:style-name="T18"/></text:p>
      <text:p text:style-name="P2"><text:span text:style-name="T19"><text:s text:c="4"/>if (arr == NULL) {</text:span></text:p>
      <text:p text:style-name="P2"><text:span text:style-name="T19"><text:s text:c="8"/>printf("Memory allocation failed. Exiting...\n");</text:span></text:p>
      <text:p text:style-name="P2"><text:span text:style-name="T19"><text:s text:c="8"/>return 1; // Exit with an error code</text:span></text:p>
      <text:p text:style-name="P2"><text:span text:style-name="T19"><text:s text:c="4"/>}</text:span></text:p>
      <text:p text:style-name="P2"><text:span text:style-name="T20"/></text:p>
      <text:p text:style-name="P2"><text:span text:style-name="T21"><text:s text:c="4"/>printf("Enter the elements of the array: ");</text:span></text:p>
      <text:p text:style-name="P2"><text:span text:style-name="T21"><text:s text:c="4"/>for (i = 0; i &lt; n; i++) {</text:span></text:p>
      <text:p text:style-name="P2"><text:span text:style-name="T21"><text:s text:c="8"/>scanf("%d", &amp;arr[i]);</text:span></text:p>
      <text:p text:style-name="P2"><text:span text:style-name="T21"><text:s text:c="4"/>}</text:span></text:p>
      <text:p text:style-name="P2"><text:span text:style-name="T22"/></text:p>
      <text:p text:style-name="P2"><text:span text:style-name="T23"><text:s text:c="4"/>selection_sort(arr, n);</text:span></text:p>
      <text:p text:style-name="P2"><text:span text:style-name="T24"/></text:p>
      <text:p text:style-name="P2"><text:span text:style-name="T25"><text:s text:c="4"/>printf("\nThe sorted array is:\n");</text:span></text:p>
      <text:p text:style-name="P2"><text:span text:style-name="T25"><text:s text:c="4"/>for (i = 0; i &lt; n; i++) {</text:span></text:p>
      <text:p text:style-name="P2"><text:span text:style-name="T25"><text:s text:c="8"/>printf("%d\t", arr[i]);</text:span></text:p>
      <text:p text:style-name="P2"><text:span text:style-name="T25"><text:s text:c="4"/>}</text:span></text:p>
      <text:p text:style-name="P2"><text:span text:style-name="T26"/></text:p>
      <text:p text:style-name="P2"><text:span text:style-name="T27"><text:s text:c="4"/>// Free dynamically allocated memory</text:span></text:p>
      <text:p text:style-name="P2"><text:span text:style-name="T27"><text:s text:c="4"/>free(arr);</text:span></text:p>
      <text:p text:style-name="P2"><text:span text:style-name="T28"/></text:p>
      <text:p text:style-name="P2"><text:span text:style-name="T29"><text:s text:c="4"/>return 0; // Exit with success code</text:span></text:p>
      <text:p text:style-name="P2"><text:span text:style-name="T29">}</text:span></text:p>
      <text:p text:style-name="P2"><text:span text:style-name="T30"/></text:p>
      <text:p text:style-name="P2"><text:span text:style-name="T31">int smallest(const int arr[], int k, int n)</text:span></text:p>
      <text:p text:style-name="P2"><text:span text:style-name="T31">{</text:span></text:p>
      <text:p text:style-name="P2"><text:span text:style-name="T31"><text:s text:c="4"/>int pos = k, small = arr[k], i;</text:span></text:p>
      <text:p text:style-name="P2"><text:span text:style-name="T31"><text:s text:c="4"/>for (i = k + 1; i &lt; n; i++) {</text:span></text:p>
      <text:p text:style-name="P2"><text:span text:style-name="T31"><text:s text:c="8"/>if (arr[i] &lt; small) {</text:span></text:p>
      <text:p text:style-name="P2"><text:span text:style-name="T31"><text:s text:c="12"/>small = arr[i];</text:span></text:p>
      <text:p text:style-name="P2"><text:span text:style-name="T31"><text:s text:c="12"/>pos = i;</text:span></text:p>
      <text:p text:style-name="P2"><text:span text:style-name="T31"><text:s text:c="8"/>}</text:span></text:p>
      <text:p text:style-name="P2"><text:span text:style-name="T31"><text:s text:c="4"/>}</text:span></text:p>
      <text:p text:style-name="P2"><text:span text:style-name="T31"><text:s text:c="4"/>return pos;</text:span></text:p>
      <text:p text:style-name="P2"><text:span text:style-name="T31">}</text:span></text:p>
      <text:p text:style-name="P2"><text:span text:style-name="T32"/></text:p>
      <text:p text:style-name="P2"><text:span text:style-name="T33">void selection_sort(int arr[], int n)</text:span></text:p>
      <text:p text:style-name="P2"><text:span text:style-name="T33">{</text:span></text:p>
      <text:p text:style-name="P2"><text:span text:style-name="T33"><text:s text:c="4"/>int k, pos, temp;</text:span></text:p>
      <text:p text:style-name="P2"><text:span text:style-name="T33"><text:s text:c="4"/>for (k = 0; k &lt; n; k++) {</text:span></text:p>
      <text:p text:style-name="P2"><text:span text:style-name="T33"><text:s text:c="8"/>pos = smallest(arr, k, n);</text:span></text:p>
      <text:p text:style-name="P2"><text:span text:style-name="T33"><text:s text:c="8"/>temp = arr[k];</text:span></text:p>
      <text:p text:style-name="P2"><text:span text:style-name="T33"><text:s text:c="8"/>arr[k] = arr[pos];</text:span></text:p>
      <text:p text:style-name="P2"><text:span text:style-name="T33"><text:s text:c="8"/>arr[pos] = temp;</text:span></text:p>
      <text:p text:style-name="P2"><text:span text:style-name="T33"><text:s text:c="4"/>}</text:span></text:p>
      <text:p text:style-name="P2"><text:span text:style-name="T33">}</text:span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5">OUTPUT:</text:span></text:p>
      <text:p text:style-name="P2"><text:span text:style-name="T36"/></text:p>
      <text:p text:style-name="P2"><text:span text:style-name="T36"/></text:p>
      <text:p text:style-name="P2"><text:span text:style-name="T36"/></text:p>
      <text:p text:style-name="P2"><draw:frame text:anchor-type="as-char" svg:width="210.08mm" svg:height="103.19mm" style:rel-width="scale" style:rel-height="scale"><draw:object-ole xlink:href="OleObj1"/><draw:image xlink:href="ObjectReplacements/OleObj1"/></draw:frame><text:span text:style-name="T36"/></text:p>
      <text:p text:style-name="P2"><text:span text:style-name="T36"/></text:p>
      <text:p text:style-name="P2"><text:span text:style-name="T36"/></text:p>
      <text:p text:style-name="P2"><text:span text:style-name="T36"/></text:p>
      <text:p text:style-name="P2"><text:span text:style-name="T3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